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 style:master-page-name="Converted1">
      <style:paragraph-properties style:page-number="1"/>
      <style:text-properties fo:language="it" fo:country="IT" officeooo:paragraph-rsid="00067847"/>
    </style:style>
    <style:style style:name="P2" style:family="paragraph" style:parent-style-name="normal">
      <style:text-properties fo:language="it" fo:country="IT" officeooo:paragraph-rsid="00067847"/>
    </style:style>
    <style:style style:name="P3" style:family="paragraph" style:parent-style-name="normal" style:list-style-name="WWNum1">
      <style:paragraph-properties fo:margin-left="0.5in" fo:text-indent="-0.25in" style:auto-text-indent="false"/>
      <style:text-properties fo:language="it" fo:country="IT" officeooo:paragraph-rsid="00067847"/>
    </style:style>
    <style:style style:name="P4" style:family="paragraph" style:parent-style-name="normal" style:list-style-name="WWNum2">
      <style:paragraph-properties fo:margin-left="0.5in" fo:text-indent="-0.25in" style:auto-text-indent="false"/>
      <style:text-properties fo:language="it" fo:country="IT" officeooo:paragraph-rsid="00067847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20pt" fo:font-weight="bold" officeooo:rsid="00067847" style:font-size-asian="20pt" style:font-weight-asian="bold" style:font-size-complex="20pt"/>
    </style:style>
    <style:style style:name="T3" style:family="text">
      <style:text-properties fo:background-color="#ffff00"/>
    </style:style>
    <style:style style:name="T4" style:family="text">
      <style:text-properties officeooo:rsid="0006dd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Domande orale meccanica </text:span><text:span text:style-name="T2">2024</text:span></text:p>
      <text:p text:style-name="P2"><text:span text:style-name="T1"><text:s text:c="8"/></text:span><text:s text:c="74"/>Barba=Masi</text:p>
      <text:p text:style-name="P2">Spurio: 1 legge di keplero e dimostrazione. Massa ridotta e da dove proviene</text:p>
      <text:p text:style-name="P2">Barba: Moto del razzo e come si ricava. Relazione tra momento angolare e velocità angolare.</text:p>
      <text:p text:style-name="P2"/>
      <text:p text:style-name="P2">Domanda sul compito scritto</text:p>
      <text:p text:style-name="P2">Enunciare e dimostrare il teorema di HS</text:p>
      <text:p text:style-name="P2">Enunciare e dimostrare la seconda legge di Keplero</text:p>
      <text:p text:style-name="P2">Enunciare e dimostrare i teoremi di könig (momento angolare ed energia cinetica)</text:p>
      <text:p text:style-name="P2">Moto di puro rotolamento</text:p>
      <text:p text:style-name="P2"/>
      <text:p text:style-name="P2">Definizione di forza centrale e le sue proprietà con dimostrazione (particolare attenzione alla definizione)</text:p>
      <text:p text:style-name="P2"/>
      <text:p text:style-name="P2">Sala: parlami di quanto fatto a lezione l’ultima lezione sulle galassie (stelle, velocità rotazionale costante e ricavare la densità della massa oscura)</text:p>
      <text:p text:style-name="P2" loext:marker-style-name="T3"><text:span text:style-name="T3">Margiotta: Enunciare e spiegare i 3 <text:s/>teoremi del centro di massa; spiegare l’esperimento di Cavendish</text:span></text:p>
      <text:p text:style-name="P2"/>
      <text:list text:style-name="WWNum1">
        <text:list-item>
          <text:p text:style-name="P3">Sala: potenziale efficace (mi ha anche chiesto perchè c’è un r max nel grafico)</text:p>
        </text:list-item>
        <text:list-item>
          <text:p text:style-name="P3" loext:marker-style-name="T3"><text:span text:style-name="T3">margiotta : moto di puro rotolamento, koenig entrambi e teorema HG</text:span></text:p>
        </text:list-item>
        <text:list-item>
          <text:p text:style-name="P3" loext:marker-style-name="T3"><text:span text:style-name="T3">teoremi del centro di massa</text:span></text:p>
        </text:list-item>
        <text:list-item>
          <text:p text:style-name="P3" loext:marker-style-name="T3"><text:span text:style-name="T3">pendolo fisico </text:span></text:p>
        </text:list-item>
        <text:list-item>
          <text:p text:style-name="P3" loext:marker-style-name="T3"><text:span text:style-name="T3">massa inerziale e ridotta</text:span></text:p>
        </text:list-item>
        <text:list-item>
          <text:p text:style-name="P3" loext:marker-style-name="T3"><text:span text:style-name="T3">teorema delle forze vive</text:span></text:p>
        </text:list-item>
        <text:list-item>
          <text:p text:style-name="P3" loext:marker-style-name="T3"><text:span text:style-name="T3">Relazione velocità angolare e momento angolare, e leggi cardinali della dinamica</text:span></text:p>
        </text:list-item>
      </text:list>
      <text:p text:style-name="P2"/>
      <text:p text:style-name="P2">Sala: Analisi dimensionale</text:p>
      <text:p text:style-name="P2" loext:marker-style-name="T3"><text:span text:style-name="T3">Margiotta: Prima legge di Keplero</text:span></text:p>
      <text:p text:style-name="P2">Sala: teorema delle forze vive, moto della trottola </text:p>
      <text:p text:style-name="P2" loext:marker-style-name="T3"><text:span text:style-name="T3">Margiotta: velocità di fuga, definizione di lavoro, energia potenziale gravitazionale</text:span></text:p>
      <text:p text:style-name="P2"/>
      <text:p text:style-name="P2">Spurio: velocità di fuga, relazione tra momento angolare e velocità angolare</text:p>
      <text:p text:style-name="P2">Illuminati: teorema di Huygens Steiner, energia meccanica del sistema a due corpi</text:p>
      <text:p text:style-name="P2">Sala: massa gravitazionale e inerziale</text:p>
      <text:p text:style-name="P2"/>
      <text:p text:style-name="P2"/>
      <text:p text:style-name="P2">Leggi di keplero, dim della 3a, momento d'inerzia, teorema di konig, tensore di inerzia ed energia cinetica in tale caso</text:p>
      <text:p text:style-name="P2"/>
      <text:list text:style-name="WWNum2">
        <text:list-item>
          <text:p text:style-name="P4">Sistemi di riferimento non inerziali</text:p>
        </text:list-item>
        <text:list-item>
          <text:p text:style-name="P4">Calcolo del momento di inerzia e spiegazione dei due termini che compaiono</text:p>
        </text:list-item>
        <text:list-item>
          <text:p text:style-name="P4"><text:soft-page-break/>Grafico dell’energia meccanica e relative coniche</text:p>
        </text:list-item>
        <text:list-item>
          <text:p text:style-name="P4">Energia in un sistema a due corpi (grafico potenziale efficace)</text:p>
        </text:list-item>
        <text:list-item>
          <text:p text:style-name="P4">Relazione tra energia ed eccentricità</text:p>
        </text:list-item>
        <text:list-item>
          <text:p text:style-name="P4">Sistema a due corpi Massa ridotta</text:p>
        </text:list-item>
        <text:list-item>
          <text:p text:style-name="P4">Corpo rigido: momento di inerzia definizione e come ricavarlo</text:p>
        </text:list-item>
        <text:list-item>
          <text:p text:style-name="P4">significato dell'altra componente del momento angolare</text:p>
        </text:list-item>
        <text:list-item>
          <text:p text:style-name="P4">Forze centrali e le loro 3 proprietà</text:p>
        </text:list-item>
        <text:list-item>
          <text:p text:style-name="P4">Accelerazione in un sistema di riferimento non inerziale</text:p>
        </text:list-item>
        <text:list-item>
          <text:p text:style-name="P4">Moti armonici</text:p>
        </text:list-item>
        <text:list-item>
          <text:p text:style-name="P4">Energia di un sistema gravitazionale</text:p>
        </text:list-item>
        <text:list-item>
          <text:p text:style-name="P4">Differenza tra massa gravitazionale e massa inerziale</text:p>
        </text:list-item>
        <text:list-item>
          <text:p text:style-name="P4">Prima legge di Keplero</text:p>
        </text:list-item>
        <text:list-item>
          <text:p text:style-name="P4">Seconda legge di Keplero</text:p>
        </text:list-item>
        <text:list-item>
          <text:p text:style-name="P4">Terza legge di Keplero</text:p>
        </text:list-item>
        <text:list-item>
          <text:p text:style-name="P4">Conservazione del momento angolare</text:p>
        </text:list-item>
        <text:list-item>
          <text:p text:style-name="P4">Cos’è un pendolo semplice, equazione armonica 2</text:p>
        </text:list-item>
        <text:list-item>
          <text:p text:style-name="P4">Teorema di Konig sull’energia cinetica</text:p>
        </text:list-item>
        <text:list-item>
          <text:p text:style-name="P4">Teorema di HS</text:p>
        </text:list-item>
        <text:list-item>
          <text:p text:style-name="P4">Terza legge di Newton in un sistema di punti materiali</text:p>
        </text:list-item>
        <text:list-item>
          <text:p text:style-name="P4">Conservazione della quantità di moto</text:p>
        </text:list-item>
        <text:list-item>
          <text:p text:style-name="P4">Lavoro ed energia potenziale</text:p>
        </text:list-item>
        <text:list-item>
          <text:p text:style-name="P4">Tre teoremi centro di massa</text:p>
        </text:list-item>
        <text:list-item>
          <text:p text:style-name="P4">Forze conservative</text:p>
        </text:list-item>
        <text:list-item>
          <text:p text:style-name="P4">Definizione di lavoro</text:p>
        </text:list-item>
        <text:list-item>
          <text:p text:style-name="P4">Teorema forze vive</text:p>
        </text:list-item>
        <text:list-item>
          <text:p text:style-name="P4">Conservazione dell’energia meccanica</text:p>
        </text:list-item>
        <text:list-item>
          <text:p text:style-name="P4">Differenza centro di massa e baricentro</text:p>
        </text:list-item>
        <text:list-item>
          <text:p text:style-name="P4">Pendolo fisico</text:p>
        </text:list-item>
        <text:list-item>
          <text:p text:style-name="P4">Moto di puro rotolamento</text:p>
        </text:list-item>
        <text:list-item>
          <text:p text:style-name="P4">Baricentro</text:p>
        </text:list-item>
        <text:list-item>
          <text:p text:style-name="P4"><text:span text:style-name="T4">F</text:span>orze centrali (m angolare costante, formula) e conservazione momento angolare sotto forze centrali</text:p>
        </text:list-item>
      </text:list>
      <text:p text:style-name="P2"/>
      <text:p text:style-name="P2">MARGIOTTA: MOMENTO D’INERZIA DI UN PROSCIUTTO(voleva il pendolo fisico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nverted1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5T12:36:47.890265636</meta:creation-date>
    <dc:date>2025-09-15T16:13:18.017285142</dc:date>
    <meta:editing-duration>PT3H25M48S</meta:editing-duration>
    <meta:editing-cycles>1</meta:editing-cycles>
    <meta:document-statistic meta:table-count="0" meta:image-count="0" meta:object-count="0" meta:page-count="2" meta:paragraph-count="61" meta:word-count="473" meta:character-count="3031" meta:non-whitespace-character-count="2574"/>
    <meta:generator>LibreOffice/25.2.6.2$Linux_X86_64 LibreOffice_project/520$Build-2</meta:generator>
  </office:meta>
</office:document-meta>
</file>